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1569in" fo:margin-left="-0.0785in" table:align="left" style:writing-mode="lr-tb"/>
    </style:style>
    <style:style style:name="Table1.A" style:family="table-column">
      <style:table-column-properties style:column-width="1.3875in"/>
    </style:style>
    <style:style style:name="Table1.B" style:family="table-column">
      <style:table-column-properties style:column-width="4.76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4pt" officeooo:paragraph-rsid="000cbb5e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6pt" officeooo:paragraph-rsid="000cbb5e" style:font-size-asian="16pt" style:font-size-complex="16pt"/>
    </style:style>
    <style:style style:name="P4" style:family="paragraph" style:parent-style-name="Standard">
      <style:paragraph-properties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4pt" officeooo:paragraph-rsid="000cbb5e" style:font-size-asian="14pt" style:font-size-complex="14pt"/>
    </style:style>
    <style:style style:name="P6" style:family="paragraph" style:parent-style-name="Standard">
      <style:paragraph-properties fo:orphans="0" fo:widows="0" style:text-autospace="non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orphans="0" fo:widows="0" style:text-autospace="none"/>
      <style:text-properties fo:font-size="16pt" fo:font-weight="bold" officeooo:rsid="000b12f7" officeooo:paragraph-rsid="000b12f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.25in" fo:margin-right="0in" fo:orphans="0" fo:widows="0" fo:text-indent="0in" style:auto-text-indent="false" style:text-autospace="none"/>
      <style:text-properties officeooo:rsid="000d82d0" officeooo:paragraph-rsid="000d82d0"/>
    </style:style>
    <style:style style:name="P10" style:family="paragraph" style:parent-style-name="Standard">
      <style:paragraph-properties fo:margin-left="0.25in" fo:margin-right="0in" fo:orphans="0" fo:widows="0" fo:text-indent="0in" style:auto-text-indent="false" style:text-autospace="none"/>
      <style:text-properties fo:font-size="14pt" officeooo:rsid="000d82d0" officeooo:paragraph-rsid="000d82d0" style:font-size-asian="14pt" style:font-size-complex="14pt"/>
    </style:style>
    <style:style style:name="P11" style:family="paragraph" style:parent-style-name="Standard">
      <style:paragraph-properties fo:margin-left="0.25in" fo:margin-right="0in" fo:orphans="0" fo:widows="0" fo:text-indent="0in" style:auto-text-indent="false" style:text-autospace="none"/>
      <style:text-properties fo:font-size="16pt" officeooo:rsid="000d82d0" officeooo:paragraph-rsid="000d82d0" style:font-size-asian="16pt" style:font-size-complex="16pt"/>
    </style:style>
    <style:style style:name="P12" style:family="paragraph" style:parent-style-name="Standard">
      <style:paragraph-properties fo:margin-left="0in" fo:margin-right="0in" fo:orphans="0" fo:widows="0" fo:text-indent="0in" style:auto-text-indent="false" style:text-autospace="none"/>
      <style:text-properties officeooo:rsid="000d82d0" officeooo:paragraph-rsid="000d82d0"/>
    </style:style>
    <style:style style:name="P13" style:family="paragraph" style:parent-style-name="Header">
      <style:text-properties fo:color="#000000" fo:font-size="16pt" style:font-size-asian="16pt" style:font-size-complex="16pt"/>
    </style:style>
    <style:style style:name="P14" style:family="paragraph" style:parent-style-name="Header">
      <style:text-properties fo:color="#000000" fo:font-size="16pt" fo:font-style="italic" fo:font-weight="normal" officeooo:rsid="000d82d0" officeooo:paragraph-rsid="000d82d0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Header">
      <style:text-properties fo:color="#000000" fo:font-size="16pt" fo:font-style="italic" fo:font-weight="normal" officeooo:rsid="000b12f7" officeooo:paragraph-rsid="000b12f7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Header">
      <style:text-properties fo:color="#000000" fo:font-size="16pt" fo:font-weight="normal" officeooo:paragraph-rsid="000b12f7" style:font-size-asian="16pt" style:font-weight-asian="normal" style:font-size-complex="16pt" style:font-weight-complex="normal"/>
    </style:style>
    <style:style style:name="P17" style:family="paragraph" style:parent-style-name="Header">
      <style:text-properties fo:color="#1c1c1c" fo:font-size="16pt" style:font-size-asian="16pt" style:font-size-complex="16pt"/>
    </style:style>
    <style:style style:name="P18" style:family="paragraph" style:parent-style-name="Body_20_Text_20_2">
      <style:paragraph-properties fo:margin-top="0in" fo:margin-bottom="0.0835in" style:contextual-spacing="false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 style:master-page-name="Standard">
      <style:paragraph-properties fo:orphans="0" fo:widows="0" style:page-number="auto" style:text-autospace="none"/>
      <style:text-properties fo:font-weight="bold" style:font-weight-asian="bold" style:font-weight-complex="bold"/>
    </style:style>
    <style:style style:name="P20" style:family="paragraph" style:parent-style-name="Standard">
      <style:paragraph-properties fo:orphans="0" fo:widows="0" style:text-autospace="none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left="0in" fo:margin-right="0in" fo:margin-top="0in" fo:margin-bottom="0in" fo:line-height="100%" fo:text-align="center" fo:text-indent="0in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12f7"/>
    </style:style>
    <style:style style:name="T2" style:family="text">
      <style:text-properties fo:color="#000000" style:font-name="Helvetica"/>
    </style:style>
    <style:style style:name="T3" style:family="text">
      <style:text-properties fo:color="#000000" style:font-name="Helvetica" officeooo:rsid="000d684c"/>
    </style:style>
    <style:style style:name="T4" style:family="text">
      <style:text-properties fo:color="#000000" style:font-name="Helvetica" officeooo:rsid="000d82d0"/>
    </style:style>
    <style:style style:name="T5" style:family="text">
      <style:text-properties officeooo:rsid="000cbb5e"/>
    </style:style>
    <style:style style:name="T6" style:family="text">
      <style:text-properties officeooo:rsid="000d82d0"/>
    </style:style>
    <style:style style:name="T7" style:family="text">
      <style:text-properties fo:font-style="italic" officeooo:rsid="000b12f7" style:font-style-asian="italic" style:font-style-complex="italic"/>
    </style:style>
    <style:style style:name="T8" style:family="text">
      <style:text-properties fo:font-style="italic" officeooo:rsid="000d82d0" style:font-style-asian="italic" style:font-style-complex="italic"/>
    </style:style>
    <style:style style:name="T9" style:family="text">
      <style:text-properties officeooo:rsid="0013e81a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>ICS261: SSAD &amp; Project<text:tab/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Team number</text:p>
          </table:table-cell>
          <table:table-cell table:style-name="Table1.B1" office:value-type="string">
            <text:p text:style-name="P14">Team 8</text:p>
          </table:table-cell>
        </table:table-row>
        <table:table-row table:style-name="Table1.1">
          <table:table-cell table:style-name="Table1.A1" office:value-type="string">
            <text:p text:style-name="P13">Project Titl<text:span text:style-name="T1">e</text:span></text:p>
          </table:table-cell>
          <table:table-cell table:style-name="Table1.B1" office:value-type="string">
            <text:p text:style-name="P15">Appstore <text:s/>(Hosting portal for mobile Applications:: I-OS and Android)</text:p>
          </table:table-cell>
        </table:table-row>
        <table:table-row table:style-name="Table1.1">
          <table:table-cell table:style-name="Table1.A1" office:value-type="string">
            <text:p text:style-name="P13">Docum<text:span text:style-name="T6">ent</text:span></text:p>
          </table:table-cell>
          <table:table-cell table:style-name="Table1.B1" office:value-type="string">
            <text:p text:style-name="P14">SSAD Project Concept Document</text:p>
          </table:table-cell>
        </table:table-row>
        <table:table-row table:style-name="Table1.1">
          <table:table-cell table:style-name="Table1.A1" office:value-type="string">
            <text:p text:style-name="P13">Creation date</text:p>
          </table:table-cell>
          <table:table-cell table:style-name="Table1.B1" office:value-type="string">
            <text:p text:style-name="P15">24/08/2014</text:p>
          </table:table-cell>
        </table:table-row>
        <table:table-row table:style-name="Table1.1">
          <table:table-cell table:style-name="Table1.A1" office:value-type="string">
            <text:p text:style-name="P13">Created By</text:p>
          </table:table-cell>
          <table:table-cell table:style-name="Table1.B1" office:value-type="string">
            <text:p text:style-name="P15">Abhijeet Kumar ,Aryaman Gupta</text:p>
          </table:table-cell>
        </table:table-row>
        <table:table-row table:style-name="Table1.1">
          <table:table-cell table:style-name="Table1.A1" office:value-type="string">
            <text:p text:style-name="P13">Client </text:p>
          </table:table-cell>
          <table:table-cell table:style-name="Table1.B1" office:value-type="string">
            <text:p text:style-name="P16"><text:span text:style-name="T7">Nagarjuna KR , CEO of </text:span><text:span text:style-name="T8">VGYAN IT Services Pvt Ltd</text:span></text:p>
          </table:table-cell>
        </table:table-row>
      </table:table>
      <text:p text:style-name="P1"/>
      <text:p text:style-name="P6">Description::</text:p>
      <text:p text:style-name="P1"/>
      <text:p text:style-name="P7">Appstore pertaining to the needs of the enterprise. <text:s/>The basic functionality of the software must include user management techniques <text:span text:style-name="T5">for developers , company officials, administrator ,QA Analyst and Reviewer . The appstore <text:s/>should be for the use of the enterprise alone and should be compatible on multiple platforms like mac <text:s/>i-phones, i-pads , android-mobiles <text:s/>laptops and desktops.</text:span></text:p>
      <text:p text:style-name="P18"/>
      <text:p text:style-name="P6">Profile of Users</text:p>
      <text:p text:style-name="P4"/>
      <text:p text:style-name="P17">a.Developer</text:p>
      <text:p text:style-name="P17"><text:tab/>Developer should be able to <text:s/>fill the details of the application and upload the Binary of the Mobile application.</text:p>
      <text:p text:style-name="P17"><text:tab/></text:p>
      <text:p text:style-name="P17">b. QA Analyst/Reviewer</text:p>
      <text:p text:style-name="P17"><text:tab/>Test the Mobile application based on the checklist.</text:p>
      <text:p text:style-name="P17">Scope:</text:p>
      <text:p text:style-name="P17"><text:tab/>- Review the applications based on the checklist created by Admin.</text:p>
      <text:p text:style-name="P17">- Approve or Reject by giving a reason. </text:p>
      <text:p text:style-name="P17">- Once the reviewer approves, the public user can view the applications.</text:p>
      <text:p text:style-name="P17"><text:soft-page-break/></text:p>
      <text:p text:style-name="P17">c. Admin </text:p>
      <text:p text:style-name="P3"><text:tab/>- Creates QA Analyst, Developer Accounts</text:p>
      <text:p text:style-name="P3"><text:tab/>- Creates Category of Applications, Checklist for Reviewing the Application uploaded by </text:p>
      <text:p text:style-name="P3"/>
      <text:p text:style-name="P2">d. Employer</text:p>
      <text:p text:style-name="P2"><text:s/>Visible to any user who registers in the App-store (Public User)</text:p>
      <text:p text:style-name="P2">Scope:</text:p>
      <text:p text:style-name="P2">- Registration</text:p>
      <text:p text:style-name="P2">- Download apps (Download required login, view doesn’t)</text:p>
      <text:p text:style-name="P2">- Only approved applications will be visible.</text:p>
      <text:p text:style-name="P2"/>
      <text:p text:style-name="P2">General</text:p>
      <text:p text:style-name="P2">- Based on the user login (Developer, Reviewer, Public), Corresponding page should load.</text:p>
      <text:p text:style-name="P2">- Admin might have a different Url</text:p>
      <text:p text:style-name="P2"/>
      <text:p text:style-name="P2"><text:span text:style-name="T9">Work-flow</text:span>:</text:p>
      <text:p text:style-name="P2">-Developer uploads application and waits for approval (Need to fill the upload form which includes platform, device type, category of the application, )</text:p>
      <text:p text:style-name="P5"><text:span text:style-name="T2">-</text:span><text:span text:style-name="T3">App goes to admin who checks out details and categories and forward to the reviewer </text:span></text:p>
      <text:p text:style-name="P5"><text:span text:style-name="T2">-Reviewer </text:span><text:span text:style-name="T3">checks the app and rejects/approves it and send the confirmation to </text:span><text:span text:style-name="T4">developer</text:span></text:p>
      <text:p text:style-name="P2"/>
      <text:p text:style-name="P2">Download application by Public:</text:p>
      <text:p text:style-name="P2">- A Developer should have upload a application in multiple platforms</text:p>
      <text:p text:style-name="P2">- Based on the user agent, the corresponding platform applications should appear.</text:p>
      <text:p text:style-name="P2"/>
      <text:p text:style-name="P20">Usage Model and Diagrams </text:p>
      <text:p text:style-name="P11">Various user should have access to different apps based on their department and position in enterprise.The system will test user and their and show apps accordingly.</text:p>
      <text:p text:style-name="P10"><draw:g text:anchor-type="paragraph" draw:z-index="0" draw:style-name="gr1"><draw:custom-shape draw:style-name="gr2" draw:text-style-name="P22" svg:width="2.0835in" svg:height="1.0996in" svg:x="0.5264in" svg:y="-0.7402in"><text:p text:style-name="P21"><text:span text:style-name="T10">AppStor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2.2421in" svg:y1="2.0673in" svg:x2="2.1457in" svg:y2="2.0673in"><text:p/></draw:line><draw:line draw:style-name="gr3" draw:text-style-name="P23" svg:x1="2.3035in" svg:y1="0.4807in" svg:x2="3.4677in" svg:y2="2.0677in"><text:p/></draw:line><draw:custom-shape draw:style-name="gr2" draw:text-style-name="P24" svg:width="1.4106in" svg:height="0.8551in" svg:x="3.1in" svg:y="2.4315in"><text:p text:style-name="P21"><text:span text:style-name="T11">Not Logged 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0.8331in" svg:y1="0.4807in" svg:x2="-0.0862in" svg:y2="2.0677in"><text:p/></draw:line><draw:custom-shape draw:style-name="gr2" draw:text-style-name="P22" svg:width="1.3496in" svg:height="0.8524in" svg:x="-1.0055in" svg:y="2.3114in"><text:p text:style-name="P21"><text:span text:style-name="T10">Logged 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-1.0051in" svg:y1="3.165in" svg:x2="-1.7406in" svg:y2="4.3858in"><text:p/></draw:line><draw:line draw:style-name="gr3" draw:text-style-name="P23" svg:x1="-0.6374in" svg:y1="3.165in" svg:x2="-0.9437in" svg:y2="4.752in"><text:p/></draw:line><draw:line draw:style-name="gr3" draw:text-style-name="P23" svg:x1="-0.3311in" svg:y1="3.165in" svg:x2="-0.0858in" svg:y2="4.752in"><text:p/></draw:line><draw:line draw:style-name="gr3" draw:text-style-name="P23" svg:x1="0.2201in" svg:y1="3.165in" svg:x2="0.7717in" svg:y2="4.8736in"><text:p/></draw:line><draw:custom-shape draw:style-name="gr2" draw:text-style-name="P25" svg:width="0.7976in" svg:height="0.7307in" svg:x="-2.2307in" svg:y="4.5083in"><text:p text:style-name="P21"><text:span text:style-name="T12">Employe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25" svg:width="0.7358in" svg:height="0.8559in" svg:x="-1.128in" svg:y="4.7508in"><text:p text:style-name="P21"><text:span text:style-name="T12">Develop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25" svg:width="0.7358in" svg:height="0.8531in" svg:x="-0.148in" svg:y="4.8752in"><text:p text:style-name="P21"><text:span text:style-name="T12">QA Analy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24" svg:width="1.2862in" svg:height="0.9752in" svg:x="0.8331in" svg:y="4.9961in"><text:p text:style-name="P21"><text:span text:style-name="T11">Adm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-1.7406in" svg:y1="5.2394in" svg:x2="-1.9858in" svg:y2="6.5819in"><text:p/></draw:line><draw:custom-shape draw:style-name="gr2" draw:text-style-name="P24" svg:width="2.0843in" svg:height="0.9122in" svg:x="-2.1091in" svg:y="6.7043in"><text:p text:style-name="P21"><text:span text:style-name="T11">Categorie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-0.9437in" svg:y1="7.6146in" svg:x2="-0.8827in" svg:y2="8.1681in"><text:p/></draw:line><draw:custom-shape draw:style-name="gr2" draw:text-style-name="P22" svg:width="1.226in" svg:height="0.8543in" svg:x="-1.2508in" svg:y="8.4126in"><text:p text:style-name="P21"><text:span text:style-name="T10">app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-0.5764in" svg:y1="5.6055in" svg:x2="0.5878in" svg:y2="7.0697in"><text:p/></draw:line><draw:custom-shape draw:style-name="gr2" draw:text-style-name="P22" svg:width="1.4713in" svg:height="0.8539in" svg:x="0.5264in" svg:y="7.3146in"><text:p text:style-name="P21"><text:span text:style-name="T10">Form to upload</text:span></text:p><text:p text:style-name="P21"><text:span text:style-name="T10">app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0.4654in" svg:y1="5.7272in" svg:x2="2.9165in" svg:y2="7.6146in"><text:p/></draw:line><draw:custom-shape draw:style-name="gr2" draw:text-style-name="P25" svg:width="1.4106in" svg:height="0.7969in" svg:x="2.6094in" svg:y="7.6161in"><text:p text:style-name="P21"><text:span text:style-name="T12">Test and approv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2.1201in" svg:y1="5.4839in" svg:x2="4.8776in" svg:y2="5.3622in"><text:p/></draw:line><draw:line draw:style-name="gr3" draw:text-style-name="P23" svg:x1="4.8776in" svg:y1="5.3622in" svg:x2="4.326in" svg:y2="6.9492in"><text:p/></draw:line><draw:line draw:style-name="gr3" draw:text-style-name="P23" svg:x1="4.8772in" svg:y1="5.3622in" svg:x2="5.4287in" svg:y2="7.0709in"><text:p/></draw:line><draw:custom-shape draw:style-name="gr2" draw:text-style-name="P23" svg:width="1.0421in" svg:height="1.2205in" svg:x="4.0209in" svg:y="6.7043in"><text:p text:style-name="P21"><text:span text:style-name="T12">Manage all</text:span></text:p><text:p text:style-name="P21"><text:span text:style-name="T12">users</text:span></text:p><text:p text:style-name="P21"><text:span text:style-name="T13"/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3" svg:x1="-0.0248in" svg:y1="8.9012in" svg:x2="0.6492in" svg:y2="9.389in"><text:p/></draw:line><draw:custom-shape draw:style-name="gr2" draw:text-style-name="P25" svg:width="1.5925in" svg:height="0.6114in" svg:x="0.6492in" svg:y="9.3882in"><text:p text:style-name="P21"><text:span text:style-name="T12">Description of app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25" svg:width="0.8594in" svg:height="0.976in" svg:x="5.2437in" svg:y="7.0701in"><text:p text:style-name="P21"><text:span text:style-name="T12">Final perm to</text:span></text:p><text:p text:style-name="P21"><text:span text:style-name="T12">Add app</text:span></text:p><text:p text:style-name="P21"><text:span text:style-name="T12"/></text:p><draw:enhanced-geometry svg:viewBox="0 0 21600 21600" draw:glue-points="10800 0 0 10800 10800 21600 21600 10800" draw:type="flowchart-process" draw:enhanced-path="M 0 0 L 21600 0 21600 21600 0 21600 0 0 Z N"/></draw:custom-shape></draw:g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ody_20_Text_20_2_20_Char" style:display-name="Body Text 2 Char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Reddy</meta:initial-creator>
    <meta:creation-date>2013-08-26T17:55:00</meta:creation-date>
    <dc:date>2014-08-25T09:08:13.303226755</dc:date>
    <meta:editing-cycles>6</meta:editing-cycles>
    <meta:editing-duration>P2171DT9H31M44S</meta:editing-duration>
    <meta:generator>LibreOffice/4.2.6.2$Linux_X86_64 LibreOffice_project/420$Build-2</meta:generator>
    <meta:document-statistic meta:table-count="1" meta:image-count="0" meta:object-count="0" meta:page-count="3" meta:paragraph-count="46" meta:word-count="349" meta:character-count="2241" meta:non-whitespace-character-count="1917"/>
  </office:meta>
</office:document-meta>
</file>